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7f474" officeooo:paragraph-rsid="0007f474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esti</text:p>
      <text:p text:style-name="P1">-id</text:p>
      <text:p text:style-name="P1">-sisältö</text:p>
      <text:p text:style-name="P1">-aihe_id(fk)</text:p>
      <text:p text:style-name="P1">-aikaleima</text:p>
      <text:p text:style-name="P1">-lähettäjä</text:p>
      <text:p text:style-name="P1">-</text:p>
      <text:p text:style-name="P1"/>
      <text:p text:style-name="P1">Aihe</text:p>
      <text:p text:style-name="P1">-id </text:p>
      <text:p text:style-name="P1">-otsikko</text:p>
      <text:p text:style-name="P1">-alue-id(fk)</text:p>
      <text:p text:style-name="P1"/>
      <text:p text:style-name="P1">Alue</text:p>
      <text:p text:style-name="P1">-id </text:p>
      <text:p text:style-name="P1">-nimi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4:15:40.472335131</meta:creation-date>
    <dc:date>2016-09-27T14:30:02.899506982</dc:date>
    <meta:editing-duration>P0D</meta:editing-duration>
    <meta:editing-cycles>1</meta:editing-cycles>
    <meta:document-statistic meta:table-count="0" meta:image-count="0" meta:object-count="0" meta:page-count="1" meta:paragraph-count="14" meta:word-count="14" meta:character-count="91" meta:non-whitespace-character-count="89"/>
    <meta:generator>LibreOffice/4.2.8.2$Linux_X86_64 LibreOffice_project/420m0$Build-2</meta:generator>
  </office:meta>
</office:document-meta>
</file>